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107.42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3.14mm" fo:break-before="auto" style:use-optimal-row-height="false"/>
    </style:style>
    <style:style style:name="ro8" style:family="table-row">
      <style:table-row-properties style:row-height="8.93mm" fo:break-before="auto" style:use-optimal-row-height="false"/>
    </style:style>
    <style:style style:name="ro9" style:family="table-row">
      <style:table-row-properties style:row-height="10.16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9.91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7.43mm" fo:break-before="auto" style:use-optimal-row-height="false"/>
    </style:style>
    <style:style style:name="ro17" style:family="table-row">
      <style:table-row-properties style:row-height="9.17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column table:style-name="co9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 rapide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/id</text:p>
          </table:table-cell>
          <table:table-cell table:style-name="ce30" office:value-type="string" calcext:value-type="string">
            <text:p>Récupère la description d’une catégori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</text:p>
          </table:table-cell>
          <table:table-cell table:style-name="ce30" office:value-type="string" calcext:value-type="string">
            <text:p>Liste des catégories avec détails de chaques</text:p>
          </table:table-cell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sandwichs</text:p>
          </table:table-cell>
          <table:table-cell table:style-name="ce30" office:value-type="string" calcext:value-type="string">
            <text:p>Liste des sandwichs avec détails de chaques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/sandwichs/ref</text:p>
          </table:table-cell>
          <table:table-cell table:style-name="ce30" office:value-type="string" calcext:value-type="string">
            <text:p>Récupère un sandwich avec ses détails</text:p>
          </table:table-cell>
          <table:table-cell table:style-name="ce15" table:number-columns-repeated="14"/>
          <table:table-cell table:number-columns-repeated="1000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5" office:value-type="string" calcext:value-type="string">
            <text:p>/categories/id_categorie/sandwichs</text:p>
          </table:table-cell>
          <table:table-cell table:style-name="ce30" office:value-type="string" calcext:value-type="string">
            <text:p>Récupère les sandwichs (et leurs details) d’une catégorie</text:p>
          </table:table-cell>
          <table:table-cell table:style-name="ce15" table:number-columns-repeated="14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SUIVI de COMMANDES POINT DE VENT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</text:p>
          </table:table-cell>
          <table:table-cell table:style-name="ce30" office:value-type="string" calcext:value-type="string">
            <text:p>Liste toutes les commandes</text:p>
          </table:table-cell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?page=1&amp;size=2</text:p>
          </table:table-cell>
          <table:table-cell table:style-name="ce33" office:value-type="string" calcext:value-type="string">
            <text:p>Comme au dessus mais avec pagination et taille (Par exemple cette uri va afficher 2 commandes a la première page</text:p>
          </table:table-cell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commandes/id?=token=token_commande</text:p>
          </table:table-cell>
          <table:table-cell table:style-name="ce30" office:value-type="string" calcext:value-type="string">
            <text:p>Liste d’une commande avec ses données et attributs</text:p>
          </table:table-cell>
          <table:table-cell table:style-name="ce15" table:number-columns-repeated="14"/>
          <table:table-cell table:number-columns-repeated="1000"/>
        </table:table-row>
        <table:table-row table:style-name="ro9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6" table:number-rows-repeated="2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non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0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commandes</text:p>
          </table:table-cell>
          <table:table-cell table:style-name="ce33" office:value-type="string" calcext:value-type="string">
            <text:p>Crée une commande à partir d’un fichier JSON (l’ID est crée automatiquement avec token, montant, items, etc..) avec gestion de champs vide</text:p>
          </table:table-cell>
          <table:table-cell table:style-name="ce15" table:number-columns-repeated="14"/>
          <table:table-cell table:number-columns-repeated="1000"/>
        </table:table-row>
        <table:table-row table:style-name="ro1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5"/>
          <table:table-cell table:style-name="ce32" table:number-columns-repeated="3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2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6" office:value-type="string" calcext:value-type="string">
            <text:p>s'authentifier pour passer en lode identifié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5">
          <table:table-cell table:style-name="ce4" office:value-type="string" calcext:value-type="string">
            <text:p>102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6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7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2"/>
          <table:table-cell table:style-name="ce15" office:value-type="string" calcext:value-type="string">
            <text:p>AJOUT D’UNE CATEGORIE : POST /categories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12])+SUM([.E15:.E20])+SUM([.E23:.E27])+SUM([.E30:.E35])+SUM([.E40:.E46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8" table:number-rows-repeated="1047576">
          <table:table-cell table:number-columns-repeated="1022"/>
        </table:table-row>
        <table:table-row table:style-name="ro19" table:number-rows-repeated="11">
          <table:table-cell table:number-columns-repeated="1022"/>
        </table:table-row>
        <table:table-row table:style-name="ro1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7:20:51.956810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4T17:31:32.681552010</dc:date>
    <meta:editing-duration>PT13H34M23S</meta:editing-duration>
    <meta:editing-cycles>27</meta:editing-cycles>
    <meta:document-statistic meta:table-count="1" meta:cell-count="197" meta:object-count="0"/>
  </office:meta>
</office:document-meta>
</file>